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e181e" fo:border="0.06pt solid #000000"/>
      <style:text-properties fo:color="#000000"/>
    </style:style>
    <style:style style:name="ce15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e181e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ce42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fo:font-size="10pt" fo:font-weight="normal" style:language-asian="zh" style:country-asian="CN" style:font-name="Liberation Sans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font-name-complex="Lohit Devanagari" style:font-relief="none"/>
    </style:style>
    <style:style style:name="T7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8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14"/>
          <table:table-cell table:number-columns-repeated="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3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Read T and H from AM2302 sensor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<text:span text:style-name="T9">Read data from </text:span><text:span text:style-name="T10">hmc5883 magnitometr</text:span></text:p>
          </table:table-cell>
          <table:table-cell table:style-name="ce24"/>
          <table:table-cell table:number-columns-repeated="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27" office:value-type="string" calcext:value-type="string">
            <text:p>Init NRF21</text:p>
          </table:table-cell>
          <table:table-cell table:style-name="ce4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Init NRF21 like receiver</text:p>
          </table:table-cell>
          <table:table-cell table:style-name="ce4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Show data from sensors on LCD <text:s/>(except: HMC5883L and APDS9960 )</text:p>
          </table:table-cell>
          <table:table-cell table:style-name="ce4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28" office:value-type="string" calcext:value-type="string">
            <text:p>Add <text:s/>NRF21 in menu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14"/>
          <table:table-cell table:number-columns-repeated="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27"/>
          <table:table-cell table:number-columns-repeated="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ce14"/>
          <table:table-cell table:number-columns-repeated="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/>
          <table:table-cell table:style-name="ce14"/>
          <table:table-cell table:number-columns-repeated="6"/>
        </table:table-row>
        <table:table-row table:style-name="ro1" table:number-rows-repeated="3">
          <table:table-cell table:style-name="ce8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1:53:41.418056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26T19:22:08.626681643</dc:date>
    <meta:editing-duration>P33DT17H12M9S</meta:editing-duration>
    <meta:editing-cycles>101</meta:editing-cycles>
    <meta:document-statistic meta:table-count="1" meta:cell-count="160" meta:object-count="0"/>
  </office:meta>
</office:document-meta>
</file>